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1pt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For each expression in the left-hand column, indicate its value in the right-hand column. Be sure to list a <text:s text:c="2"/>literal of appropriate type (e.g., 7.0 rather than 7 for a double, string literals in quotes).</text:p>
      <text:p text:style-name="Standard"/>
      <text:p text:style-name="Standard">Expression <text:s text:c="32"/>Value <text:s text:c="17"/>Expression <text:s text:c="47"/>Value</text:p>
      <text:p text:style-name="P1">4 * 3/8 + 2.5 * 2 <text:s text:c="6"/><text:span text:style-name="T2">6.0</text:span><text:span text:style-name="T3"> </text:span><text:s text:c="7"/>(2.5 + 3.5)/2 <text:s text:c="14"/><text:span text:style-name="T3"><text:s/></text:span><text:span text:style-name="T2">3.0</text:span></text:p>
      <text:p text:style-name="P1"/>
      <text:p text:style-name="P1">26 % 10 % 4 * 3 <text:s text:c="7"/><text:span text:style-name="T1"><text:s/></text:span><text:span text:style-name="T2">6 </text:span><text:s text:c="9"/>9/4 * 2.0 – 5/4 <text:s text:c="13"/><text:span text:style-name="T2">3.0</text:span></text:p>
      <text:p text:style-name="P1"/>
      <text:p text:style-name="P1">(5 * 7.0/2 - 2.5)/5 * 2 <text:s text:c="2"/><text:span text:style-name="T2">6.0</text:span> <text:s text:c="5"/>3 * 4 + 2 * 3 <text:s text:c="15"/><text:span text:style-name="T2">18 </text:span><text:span text:style-name="T3"><text:s/></text:span></text:p>
      <text:p text:style-name="P1"/>
      <text:p text:style-name="P1">12/7 * 4.4 * 2/4 <text:s text:c="7"/><text:span text:style-name="T2">2.2</text:span><text:span text:style-name="T1"> </text:span><text:s text:c="7"/>177 % 100 % 10/2 <text:s text:c="12"/><text:span text:style-name="T2">3 </text:span><text:s text:c="5"/></text:p>
      <text:p text:style-name="P1"/>
      <text:p text:style-name="P1">"hello 34 " + 2 * 4 <text:s/><text:span text:style-name="T2">“hello 34 8”</text:span> <text:s/>9/2.0 + 7/3 – 3.0/2 <text:s text:c="8"/><text:span text:style-name="T1"><text:s/></text:span><text:span text:style-name="T2">5.0 </text:span><text:s text:c="6"/></text:p>
      <text:p text:style-name="P1"/>
      <text:p text:style-name="P1">"2 + 2 " + 3 + 4 <text:s text:c="3"/><text:span text:style-name="T2">“2 + 2 34”</text:span><text:span text:style-name="T1"> </text:span><text:s text:c="4"/>813 % 100/3 + 2.4 <text:s text:c="10"/><text:span text:style-name="T2">6.4</text:span></text:p>
      <text:p text:style-name="P1"/>
      <text:p text:style-name="P1">3 + 4 + " 2 + 2" <text:s text:c="3"/><text:span text:style-name="T2">“7 2 + 2” </text:span><text:s text:c="2"/>27/2/2.0 * (4.3 + 1.7) – 8/3 <text:s text:c="3"/><text:span text:style-name="T2">37.0</text:span></text:p>
      <text:p text:style-name="P1"/>
      <text:p text:style-name="P1">41 % 7 * 3/5 + 5/2 * 2.5 <text:s/><text:span text:style-name="T2">8.0 </text:span><text:s text:c="5"/>89 % (5 + 5) % 5 <text:s text:c="12"/><text:span text:style-name="T3"><text:s/></text:span><text:span text:style-name="T2">4 </text:span><text:s text:c="7"/></text:p>
      <text:p text:style-name="P1"/>
      <text:p text:style-name="P1">22 + 4 * 2 <text:s text:c="6"/><text:span text:style-name="T1"><text:s/></text:span><text:span text:style-name="T2"><text:s/>30</text:span><text:span text:style-name="T3"> </text:span><text:s text:c="13"/>4.0/2 * 9/2 <text:s text:c="14"/><text:span text:style-name="T1"><text:s/></text:span><text:span text:style-name="T2">9.0</text:span><text:span text:style-name="T3"> </text:span><text:s text:c="6"/></text:p>
      <text:p text:style-name="P1"/>
      <text:p text:style-name="P1">10.0/2/4 <text:s text:c="9"/><text:span text:style-name="T2">1.25 </text:span><text:s text:c="12"/>392/10 % 10/2 <text:s text:c="12"/><text:span text:style-name="T3"><text:s/></text:span><text:span text:style-name="T2">4</text:span> <text:s text:c="7"/></text:p>
      <text:p text:style-name="P1"/>
      <text:p text:style-name="P1">23 % 8 % 3 <text:s text:c="5"/><text:span text:style-name="T1"><text:s/></text:span><text:span text:style-name="T2">1 </text:span><text:s text:c="16"/>53/5/(0.6 + 1.4)/2 + 13/2 <text:s text:c="4"/><text:span text:style-name="T3"><text:s/></text:span><text:span text:style-name="T2">8.5</text:span><text:span text:style-name="T3"> </text:span><text:s text:c="3"/></text:p>
      <text:p text:style-name="P1"/>
      <text:p text:style-name="P1">17 % 10/4 <text:s text:c="5"/><text:span text:style-name="T2"><text:s/>1 </text:span><text:span text:style-name="T3"><text:s/></text:span><text:s text:c="16"/>8 * 2 - 7/4 <text:s text:c="15"/><text:span text:style-name="T3"><text:s/></text:span><text:span text:style-name="T2">15</text:span><text:span text:style-name="T1"> </text:span><text:s text:c="7"/></text:p>
      <text:p text:style-name="P1"/>
      <text:p text:style-name="P1">8/5 + 13/2/3.0 <text:s text:c="3"/><text:span text:style-name="T3"><text:s/></text:span><text:span text:style-name="T2">3.0 </text:span><text:s text:c="12"/>37 % 20 % 3 * 4 <text:s text:c="12"/><text:span text:style-name="T2">8</text:span><text:span text:style-name="T3"> </text:span><text:s text:c="7"/></text:p>
      <text:p text:style-name="P1"/>
      <text:p text:style-name="P1">12 - 2 - 3 <text:s text:c="6"/><text:span text:style-name="T2"><text:s/>7 </text:span><text:span text:style-name="T3"><text:s/></text:span><text:s text:c="14"/>2.5 * 2 + 8/5.0 + 10/3 <text:s text:c="5"/><text:span text:style-name="T2">9.6</text:span> <text:s text:c="6"/></text:p>
      <text:p text:style-name="P1"/>
      <text:p text:style-name="P1">6/2 + 7/3 <text:s text:c="4"/><text:span text:style-name="T1"><text:s/></text:span><text:span text:style-name="T2">5 </text:span><text:span text:style-name="T1"><text:s/></text:span><text:s text:c="17"/>2 * 3/4 * 2/4.0 + 4.5 - 1 <text:s text:c="6"/><text:span text:style-name="T2">4.0 </text:span><text:s text:c="2"/></text:p>
      <text:p text:style-name="P1"/>
      <text:p text:style-name="P1">6 * 7%4 <text:s text:c="4"/><text:span text:style-name="T3"><text:s/></text:span><text:span text:style-name="T2"><text:s/>2 </text:span><text:s text:c="19"/>89 % 10/4 * 2.0/5 + (1.5 + 1.0/2) * 2 <text:s text:c="54"/></text:p>
      <text:p text:style-name="P1"/>
      <text:p text:style-name="P1"><text:s text:c="68"/><text:span text:style-name="T2">4.8</text:span></text:p>
      <text:p text:style-name="P1"><text:s text:c="70"/></text:p>
      <text:p text:style-name="P1"/>
      <text:p text:style-name="P1"/>
      <text:p text:style-name="P1"><text:s text:c="20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an Haller</meta:initial-creator>
    <meta:creation-date>2013-09-07T14:23:31</meta:creation-date>
    <meta:generator>OpenOffice.org/3.2$Linux OpenOffice.org_project/320m12$Build-9483</meta:generator>
    <dc:date>2013-09-09T14:44:27</dc:date>
    <dc:creator>Susan Haller</dc:creator>
    <meta:editing-duration>PT00H39M12S</meta:editing-duration>
    <meta:editing-cycles>2</meta:editing-cycles>
    <meta:document-statistic meta:table-count="0" meta:image-count="0" meta:object-count="0" meta:page-count="1" meta:paragraph-count="21" meta:word-count="262" meta:character-count="1867"/>
  </office:meta>
</office:document-meta>
</file>